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691" officeooo:paragraph-rsid="001806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the first question, the stopping time for all numbers from one till the number given as the parameter is calculated. The stopping time for each number is calculated as follows in the program collatz.s. First, the quotient and the remainder is found for when the number is divided by two. If the remainder is 0, we simply increment the value of k and the number is now itself divided by 2. Otherwise, the number is multiplied by three and one is added to the answer. This becomes the new value to be considered by the program and k is incremented by 1. This process is repeated until the number equals 1, where the program will stop running and the value of k will be return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18:09:31.103985462</meta:creation-date>
    <dc:date>2018-12-09T18:20:41.248441452</dc:date>
    <meta:editing-duration>P0D</meta:editing-duration>
    <meta:editing-cycles>1</meta:editing-cycles>
    <meta:document-statistic meta:table-count="0" meta:image-count="0" meta:object-count="0" meta:page-count="1" meta:paragraph-count="1" meta:word-count="126" meta:character-count="681" meta:non-whitespace-character-count="555"/>
    <meta:generator>LibreOffice/4.2.8.2$Linux_X86_64 LibreOffice_project/420m0$Build-2</meta:generator>
  </office:meta>
</office:document-meta>
</file>